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emCond Blk" svg:font-family="'Noto Sans SemCond Blk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729fcf" draw:marker-start-width="0.472cm" draw:marker-end-width="0.472cm" draw:fill-color="#3465a4" draw:textarea-horizontal-align="center" draw:textarea-vertical-align="middle" fo:padding-top="0.038cm" fo:padding-bottom="0.038cm" fo:padding-left="0.038cm" fo:padding-right="0.0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0cm"/>
      <style:paragraph-properties style:writing-mode="lr-tb"/>
    </style:style>
    <style:style style:name="P1" style:family="paragraph">
      <loext:graphic-properties draw:fill-color="#3465a4"/>
      <style:paragraph-properties fo:text-align="center"/>
      <style:text-properties fo:font-size="12pt"/>
    </style:style>
    <style:style style:name="P2" style:family="paragraph">
      <style:text-properties style:font-name="Noto Sans SemCond Blk" fo:font-size="16pt"/>
    </style:style>
    <style:style style:name="P3" style:family="paragraph">
      <loext:graphic-properties draw:fill="none" draw:fill-color="#ffffff"/>
      <style:text-properties style:font-name="Noto Sans SemCond Blk" fo:font-size="16pt"/>
    </style:style>
    <style:style style:name="T1" style:family="text">
      <style:text-properties style:font-name="Noto Sans SemCond Bl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name="Shape1" draw:style-name="gr1" draw:text-style-name="P1" draw:layer="layout" svg:width="1.094cm" svg:height="1.09cm" draw:transform="rotate (-2.74348305120989) translate (1.62449801419604cm 1.12794106308682cm)" svg:viewBox="0 0 1095 1091" draw:points="0,0 1095,452 644,589 510,1091">
          <text:p/>
        </draw:polygon>
        <draw:frame draw:style-name="gr2" draw:text-style-name="P3" draw:layer="layout" svg:width="2.39cm" svg:height="1.017cm" svg:x="-0.106cm" svg:y="0.972cm">
          <draw:text-box>
            <text:p text:style-name="P2"><text:span text:style-name="T1">G-NA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emCond Blk" svg:font-family="'Noto Sans SemCond Blk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2cm" fo:margin-bottom="0.102cm" fo:margin-left="0.102cm" fo:margin-right="0.102cm" fo:page-width="2.007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09:31:14.168494179</meta:creation-date>
    <dc:date>2023-04-25T09:43:25.753780460</dc:date>
    <meta:editing-duration>PT12M11S</meta:editing-duration>
    <meta:editing-cycles>2</meta:editing-cycles>
    <meta:generator>LibreOffice/7.0.4.2$Linux_X86_64 LibreOffice_project/00$Build-2</meta:generator>
    <meta:document-statistic meta:object-count="2"/>
  </office:meta>
</office:document-meta>
</file>